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6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7.svm" manifest:media-type=""/>
  <manifest:file-entry manifest:full-path="Pictures/TablePreview5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fo:min-height="1.559cm"/>
    </style:style>
    <style:style style:name="gr2" style:family="graphic" style:parent-style-name="standard">
      <style:graphic-properties draw:stroke="none" svg:stroke-color="#000000" draw:fill="none" draw:fill-color="#ffffff" fo:min-height="1.558cm"/>
    </style:style>
    <style:style style:name="gr3" style:family="graphic" style:parent-style-name="standard">
      <style:graphic-properties draw:stroke="none" svg:stroke-color="#000000" draw:fill="none" draw:fill-color="#ffffff" fo:min-height="1.147cm"/>
    </style:style>
    <style:style style:name="gr4" style:family="graphic" style:parent-style-name="standard">
      <style:graphic-properties draw:fill="none" draw:textarea-vertical-align="middle" draw:auto-grow-height="false" fo:min-height="0.749cm" fo:min-width="0.499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color="#ffffff" draw:fill="solid" draw:fill-color="#ff3333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102cm" svg:stroke-color="#0000cc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02cm" svg:stroke-color="#ff3333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9" style:family="graphic">
      <style:graphic-properties svg:stroke-color="#ffffff" draw:fill="solid" draw:fill-color="#ff3333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3.374cm" style:use-optimal-column-width="false"/>
    </style:style>
    <style:style style:name="co2" style:family="table-column">
      <style:table-column-properties style:column-width="3.376cm" style:use-optimal-column-width="false"/>
    </style:style>
    <style:style style:name="co3" style:family="table-column">
      <style:table-column-properties style:column-width="3.056cm" style:use-optimal-column-width="false"/>
    </style:style>
    <style:style style:name="co4" style:family="table-column">
      <style:table-column-properties style:column-width="3.288cm" style:use-optimal-column-width="false"/>
    </style:style>
    <style:style style:name="co5" style:family="table-column">
      <style:table-column-properties style:column-width="3.633cm" style:use-optimal-column-width="false"/>
    </style:style>
    <style:style style:name="ro1" style:family="table-row">
      <style:table-row-properties style:row-height="2.844cm"/>
    </style:style>
    <style:style style:name="ro2" style:family="table-row">
      <style:table-row-properties style:row-height="2.708cm"/>
    </style:style>
    <style:style style:name="ro3" style:family="table-row">
      <style:table-row-properties style:row-height="2.851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color="#ff3333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text-properties fo:font-size="20pt"/>
    </style:style>
    <style:style style:name="P4" style:family="paragraph">
      <style:text-properties fo:font-size="18pt" fo:font-weight="bold" style:font-weight-asian="bold" style:font-weight-complex="bold"/>
    </style:style>
    <style:style style:name="T1" style:family="text">
      <style:text-properties fo:font-size="18pt"/>
    </style:style>
    <style:style style:name="T2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13.497cm" svg:height="11.246cm" svg:x="7.917cm" svg:y="5.05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 table:style-name="ce2"/>
            </table:table-row>
          </table:table>
          <draw:image xlink:href="Pictures/TablePreview1.svm" xlink:type="simple" xlink:show="embed" xlink:actuate="onLoad"/>
        </draw:frame>
        <draw:frame draw:style-name="gr1" draw:layer="layout" svg:width="2.09cm" svg:height="1.809cm" svg:x="6.892cm" svg:y="8.921cm">
          <draw:text-box>
            <text:p>1</text:p>
          </draw:text-box>
        </draw:frame>
        <draw:frame draw:style-name="gr1" draw:layer="layout" svg:width="2.09cm" svg:height="1.809cm" svg:x="6.95cm" svg:y="6.127cm">
          <draw:text-box>
            <text:p>0</text:p>
          </draw:text-box>
        </draw:frame>
        <draw:frame draw:style-name="gr2" draw:layer="layout" svg:width="2.09cm" svg:height="1.808cm" svg:x="6.892cm" svg:y="11.746cm">
          <draw:text-box>
            <text:p>2</text:p>
          </draw:text-box>
        </draw:frame>
        <draw:frame draw:style-name="gr1" draw:layer="layout" svg:width="2.09cm" svg:height="1.809cm" svg:x="6.95cm" svg:y="14.54cm">
          <draw:text-box>
            <text:p>3</text:p>
          </draw:text-box>
        </draw:frame>
        <draw:frame draw:style-name="gr3" draw:layer="layout" svg:width="1.455cm" svg:height="1.397cm" svg:x="4.479cm" svg:y="10.249cm">
          <draw:text-box>
            <text:p>i</text:p>
          </draw:text-box>
        </draw:frame>
        <draw:custom-shape draw:style-name="gr4" draw:text-style-name="P1" draw:layer="layout" svg:width="0.889cm" svg:height="8.255cm" svg:x="5.553cm" svg:y="6.69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" draw:layer="layout" svg:width="2.09cm" svg:height="1.809cm" svg:x="9.29cm" svg:y="4.241cm">
          <draw:text-box>
            <text:p>0</text:p>
          </draw:text-box>
        </draw:frame>
        <draw:frame draw:style-name="gr1" draw:layer="layout" svg:width="2.09cm" svg:height="1.809cm" svg:x="12.592cm" svg:y="4.187cm">
          <draw:text-box>
            <text:p>1</text:p>
          </draw:text-box>
        </draw:frame>
        <draw:frame draw:style-name="gr1" draw:layer="layout" svg:width="2.09cm" svg:height="1.809cm" svg:x="15.998cm" svg:y="4.162cm">
          <draw:text-box>
            <text:p>2</text:p>
          </draw:text-box>
        </draw:frame>
        <draw:frame draw:style-name="gr1" draw:layer="layout" svg:width="2.09cm" svg:height="1.809cm" svg:x="19.398cm" svg:y="4.163cm">
          <draw:text-box>
            <text:p>3</text:p>
          </draw:text-box>
        </draw:frame>
        <draw:frame draw:style-name="gr3" draw:layer="layout" svg:width="1.455cm" svg:height="1.397cm" svg:x="14.439cm" svg:y="2.597cm">
          <draw:text-box>
            <text:p>j</text:p>
          </draw:text-box>
        </draw:frame>
        <draw:custom-shape draw:style-name="gr4" draw:text-style-name="P1" draw:layer="layout" svg:width="0.89cm" svg:height="10.396cm" draw:transform="skewX (0.0171042266695444) rotate (1.59208934366923) translate (9.526cm 4.417cm)">
          <text:p/>
          <draw:enhanced-geometry svg:viewBox="0 0 21600 21600" draw:mirror-horizontal="false" draw:mirror-vertical="false" draw:glue-points="0 0 0 21600 21600 10800" draw:text-areas="0 ?f9 7800 ?f10" draw:type="right-brace" draw:modifiers="1991.97750702905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" draw:layer="layout" svg:width="6.096cm" svg:height="1.809cm" svg:x="4.634cm" svg:y="2.939cm">
          <draw:text-box>
            <text:p>Empty Table </text:p>
            <text:p>n = 4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standard" draw:layer="layout" svg:width="12.543cm" svg:height="11.246cm" svg:x="8.168cm" svg:y="5.099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 table:style-name="ce2"/>
            </table:table-row>
          </table:table>
          <draw:image xlink:href="Pictures/TablePreview2.svm" xlink:type="simple" xlink:show="embed" xlink:actuate="onLoad"/>
        </draw:frame>
        <draw:frame draw:style-name="gr1" draw:text-style-name="P2" draw:layer="layout" svg:width="18.034cm" svg:height="1.809cm" svg:x="5.972cm" svg:y="3.424cm">
          <draw:text-box>
            <text:p><text:span text:style-name="T1">iteration 1: fill the diagonal cell on the right bottom corner</text:span></text:p>
          </draw:text-box>
        </draw:frame>
        <draw:custom-shape draw:style-name="gr6" draw:text-style-name="P1" draw:layer="layout" svg:width="0.762cm" svg:height="0.762cm" svg:x="18.642cm" svg:y="14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draw:layer="layout" svg:width="4.572cm" svg:height="1.809cm" svg:x="21.082cm" svg:y="14.141cm">
          <draw:text-box>
            <text:p><text:span text:style-name="T1">Bottom up</text:span></text:p>
            <text:p><text:span text:style-name="T1">Left to right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standard" draw:layer="layout" svg:width="13.496cm" svg:height="11.246cm" svg:x="7.643cm" svg:y="5.375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 table:style-name="ce2"/>
            </table:table-row>
          </table:table>
          <draw:image xlink:href="Pictures/TablePreview3.svm" xlink:type="simple" xlink:show="embed" xlink:actuate="onLoad"/>
        </draw:frame>
        <draw:frame draw:style-name="gr1" draw:text-style-name="P2" draw:layer="layout" svg:width="23.876cm" svg:height="1.809cm" svg:x="6.096cm" svg:y="3.379cm">
          <draw:text-box>
            <text:p><text:span text:style-name="T1">iteration 2: fill the diagonal cell (2,2), then fill all the cells </text:span></text:p>
            <text:p><text:span text:style-name="T1"><text:s text:c="18"/></text:span><text:span text:style-name="T1">on its right within the same row</text:span></text:p>
          </draw:text-box>
        </draw:frame>
        <draw:custom-shape draw:style-name="gr6" draw:text-style-name="P1" draw:layer="layout" svg:width="0.762cm" svg:height="0.762cm" svg:x="18.842cm" svg:y="14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15.694cm" svg:y="11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8.842cm" svg:y1="14.88cm" svg:x2="16.556cm" svg:y2="12.848cm">
          <text:p/>
        </draw:line>
        <draw:line draw:style-name="gr8" draw:text-style-name="P1" draw:layer="layout" svg:x1="16.683cm" svg:y1="12.34cm" svg:x2="18.588cm" svg:y2="12.34cm">
          <text:p/>
        </draw:line>
        <draw:custom-shape draw:style-name="gr6" draw:text-style-name="P1" draw:layer="layout" svg:width="0.762cm" svg:height="0.762cm" svg:x="18.843cm" svg:y="11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draw:layer="layout" svg:width="4.572cm" svg:height="1.809cm" svg:x="21.982cm" svg:y="11.547cm">
          <draw:text-box>
            <text:p><text:span text:style-name="T1">Bottom up</text:span></text:p>
            <text:p><text:span text:style-name="T1">Left to right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standard" draw:layer="layout" svg:width="13.496cm" svg:height="11.246cm" svg:x="7.441cm" svg:y="5.676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 table:style-name="ce2"/>
            </table:table-row>
          </table:table>
          <draw:image xlink:href="Pictures/TablePreview4.svm" xlink:type="simple" xlink:show="embed" xlink:actuate="onLoad"/>
        </draw:frame>
        <draw:frame draw:style-name="gr1" draw:text-style-name="P2" draw:layer="layout" svg:width="23.876cm" svg:height="1.809cm" svg:x="6.326cm" svg:y="3.893cm">
          <draw:text-box>
            <text:p><text:span text:style-name="T1">iteration 3: fill the diagonal cell (1,1), then fill all the cells </text:span></text:p>
            <text:p><text:span text:style-name="T1"><text:s text:c="18"/></text:span><text:span text:style-name="T1">on its right within the same row</text:span></text:p>
          </draw:text-box>
        </draw:frame>
        <draw:custom-shape draw:style-name="gr6" draw:text-style-name="P1" draw:layer="layout" svg:width="0.762cm" svg:height="0.762cm" svg:x="17.942cm" svg:y="15.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14.794cm" svg:y="12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7.942cm" svg:y1="15.28cm" svg:x2="15.656cm" svg:y2="13.248cm">
          <text:p/>
        </draw:line>
        <draw:line draw:style-name="gr8" draw:text-style-name="P1" draw:layer="layout" svg:x1="15.783cm" svg:y1="12.74cm" svg:x2="17.688cm" svg:y2="12.74cm">
          <text:p/>
        </draw:line>
        <draw:custom-shape draw:style-name="gr6" draw:text-style-name="P1" draw:layer="layout" svg:width="0.762cm" svg:height="0.762cm" svg:x="17.943cm" svg:y="12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11.692cm" svg:y="9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4.794cm" svg:y1="12.386cm" svg:x2="12.508cm" svg:y2="10.354cm">
          <text:p/>
        </draw:line>
        <draw:custom-shape draw:style-name="gr6" draw:text-style-name="P1" draw:layer="layout" svg:width="0.762cm" svg:height="0.762cm" svg:x="14.795cm" svg:y="9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17.944cm" svg:y="9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5.858cm" svg:y1="9.94cm" svg:x2="17.763cm" svg:y2="9.94cm">
          <text:p/>
        </draw:line>
        <draw:line draw:style-name="gr8" draw:text-style-name="P1" draw:layer="layout" svg:x1="12.733cm" svg:y1="9.94cm" svg:x2="14.638cm" svg:y2="9.94cm">
          <text:p/>
        </draw:line>
        <draw:frame draw:style-name="gr1" draw:text-style-name="P2" draw:layer="layout" svg:width="4.572cm" svg:height="1.809cm" svg:x="21.382cm" svg:y="9.148cm">
          <draw:text-box>
            <text:p><text:span text:style-name="T1">Bottom up</text:span></text:p>
            <text:p><text:span text:style-name="T1">Left to right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standard" draw:layer="layout" svg:width="13.496cm" svg:height="11.246cm" svg:x="6.541cm" svg:y="5.476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 table:style-name="ce2"/>
            </table:table-row>
          </table:table>
          <draw:image xlink:href="Pictures/TablePreview5.svm" xlink:type="simple" xlink:show="embed" xlink:actuate="onLoad"/>
        </draw:frame>
        <draw:frame draw:style-name="gr1" draw:text-style-name="P2" draw:layer="layout" svg:width="23.876cm" svg:height="1.809cm" svg:x="5.394cm" svg:y="3.724cm">
          <draw:text-box>
            <text:p><text:span text:style-name="T1">iteration 4: fill the diagonal cell (0,0), then fill all the cells </text:span></text:p>
            <text:p><text:span text:style-name="T1"><text:s text:c="18"/></text:span><text:span text:style-name="T1">on its right within the same row</text:span></text:p>
          </draw:text-box>
        </draw:frame>
        <draw:custom-shape draw:style-name="gr6" draw:text-style-name="P1" draw:layer="layout" svg:width="0.762cm" svg:height="0.762cm" svg:x="17.042cm" svg:y="1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13.894cm" svg:y="12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7.042cm" svg:y1="15.08cm" svg:x2="14.756cm" svg:y2="13.048cm">
          <text:p/>
        </draw:line>
        <draw:line draw:style-name="gr8" draw:text-style-name="P1" draw:layer="layout" svg:x1="14.883cm" svg:y1="12.54cm" svg:x2="16.788cm" svg:y2="12.54cm">
          <text:p/>
        </draw:line>
        <draw:custom-shape draw:style-name="gr6" draw:text-style-name="P1" draw:layer="layout" svg:width="0.762cm" svg:height="0.762cm" svg:x="17.043cm" svg:y="12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10.792cm" svg:y="9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3.894cm" svg:y1="12.186cm" svg:x2="11.608cm" svg:y2="10.154cm">
          <text:p/>
        </draw:line>
        <draw:custom-shape draw:style-name="gr6" draw:text-style-name="P1" draw:layer="layout" svg:width="0.762cm" svg:height="0.762cm" svg:x="13.895cm" svg:y="9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17.044cm" svg:y="9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4.958cm" svg:y1="9.74cm" svg:x2="16.863cm" svg:y2="9.74cm">
          <text:p/>
        </draw:line>
        <draw:line draw:style-name="gr8" draw:text-style-name="P1" draw:layer="layout" svg:x1="11.833cm" svg:y1="9.74cm" svg:x2="13.738cm" svg:y2="9.74cm">
          <text:p/>
        </draw:line>
        <draw:frame draw:style-name="gr1" draw:text-style-name="P2" draw:layer="layout" svg:width="4.572cm" svg:height="1.809cm" svg:x="20.382cm" svg:y="6.148cm">
          <draw:text-box>
            <text:p><text:span text:style-name="T1">Bottom up</text:span></text:p>
            <text:p><text:span text:style-name="T1">Left to right</text:span></text:p>
          </draw:text-box>
        </draw:frame>
        <draw:custom-shape draw:style-name="gr6" draw:text-style-name="P1" draw:layer="layout" svg:width="0.762cm" svg:height="0.762cm" svg:x="7.744cm" svg:y="6.5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0.792cm" svg:y1="9.338cm" svg:x2="8.506cm" svg:y2="7.306cm">
          <text:p/>
        </draw:line>
        <draw:custom-shape draw:style-name="gr6" draw:text-style-name="P1" draw:layer="layout" svg:width="0.762cm" svg:height="0.762cm" svg:x="13.896cm" svg:y="6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10.793cm" svg:y="6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17.045cm" svg:y="6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1.808cm" svg:y1="7.04cm" svg:x2="13.713cm" svg:y2="7.04cm">
          <text:p/>
        </draw:line>
        <draw:line draw:style-name="gr8" draw:text-style-name="P1" draw:layer="layout" svg:x1="8.783cm" svg:y1="7.04cm" svg:x2="10.688cm" svg:y2="7.04cm">
          <text:p/>
        </draw:line>
        <draw:line draw:style-name="gr8" draw:text-style-name="P1" draw:layer="layout" svg:x1="14.983cm" svg:y1="7.04cm" svg:x2="16.888cm" svg:y2="7.04cm">
          <text:p/>
        </draw:lin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standard" draw:layer="layout" svg:width="13.496cm" svg:height="11.246cm" svg:x="7.541cm" svg:y="4.976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 table:style-name="ce2"/>
            </table:table-row>
          </table:table>
          <draw:image xlink:href="Pictures/TablePreview6.svm" xlink:type="simple" xlink:show="embed" xlink:actuate="onLoad"/>
        </draw:frame>
        <draw:frame draw:style-name="gr1" draw:text-style-name="P2" draw:layer="layout" svg:width="14.478cm" svg:height="1.809cm" svg:x="7.366cm" svg:y="3.779cm">
          <draw:text-box>
            <text:p><text:span text:style-name="T1">Done!</text:span></text:p>
          </draw:text-box>
        </draw:frame>
        <draw:custom-shape draw:style-name="gr6" draw:text-style-name="P1" draw:layer="layout" svg:width="0.762cm" svg:height="0.762cm" svg:x="18.042cm" svg:y="14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14.894cm" svg:y="11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18.043cm" svg:y="11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11.792cm" svg:y="8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14.895cm" svg:y="8.8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18.044cm" svg:y="8.8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8.744cm" svg:y="6.0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14.896cm" svg:y="6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11.793cm" svg:y="6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18.045cm" svg:y="6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standard" draw:layer="layout" svg:width="13.496cm" svg:height="11.246cm" svg:x="6.941cm" svg:y="5.376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 table:style-name="ce2"/>
            </table:table-row>
          </table:table>
          <draw:image xlink:href="Pictures/TablePreview7.svm" xlink:type="simple" xlink:show="embed" xlink:actuate="onLoad"/>
        </draw:frame>
        <draw:frame draw:style-name="gr1" draw:text-style-name="P4" draw:layer="layout" svg:width="24.638cm" svg:height="1.809cm" svg:x="2.032cm" svg:y="2.748cm">
          <draw:text-box>
            <text:p text:style-name="P4"><text:span text:style-name="T2">DP table filling strategy: bottom up and left to right following the diagonal line</text:span></text:p>
          </draw:text-box>
        </draw:frame>
        <draw:custom-shape draw:style-name="gr9" draw:text-style-name="P1" draw:layer="Layout" svg:width="0.762cm" svg:height="0.762cm" svg:x="17.442cm" svg:y="14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762cm" svg:height="0.762cm" svg:x="14.294cm" svg:y="12.0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7.442cm" svg:y1="14.98cm" svg:x2="15.156cm" svg:y2="12.948cm">
          <text:p/>
        </draw:line>
        <draw:line draw:style-name="gr8" draw:text-style-name="P1" draw:layer="layout" svg:x1="15.283cm" svg:y1="12.44cm" svg:x2="17.188cm" svg:y2="12.44cm">
          <text:p/>
        </draw:line>
        <draw:custom-shape draw:style-name="gr9" draw:text-style-name="P1" draw:layer="Layout" svg:width="0.762cm" svg:height="0.762cm" svg:x="17.443cm" svg:y="12.0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762cm" svg:height="0.762cm" svg:x="11.192cm" svg:y="9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4.294cm" svg:y1="12.086cm" svg:x2="12.008cm" svg:y2="10.054cm">
          <text:p/>
        </draw:line>
        <draw:custom-shape draw:style-name="gr9" draw:text-style-name="P1" draw:layer="Layout" svg:width="0.762cm" svg:height="0.762cm" svg:x="14.295cm" svg:y="9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762cm" svg:height="0.762cm" svg:x="17.444cm" svg:y="9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5.358cm" svg:y1="9.64cm" svg:x2="17.263cm" svg:y2="9.64cm">
          <text:p/>
        </draw:line>
        <draw:line draw:style-name="gr8" draw:text-style-name="P1" draw:layer="layout" svg:x1="12.233cm" svg:y1="9.64cm" svg:x2="14.138cm" svg:y2="9.64cm">
          <text:p/>
        </draw:line>
        <draw:custom-shape draw:style-name="gr9" draw:text-style-name="P1" draw:layer="Layout" svg:width="0.762cm" svg:height="0.762cm" svg:x="8.144cm" svg:y="6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1.192cm" svg:y1="9.238cm" svg:x2="8.906cm" svg:y2="7.206cm">
          <text:p/>
        </draw:line>
        <draw:custom-shape draw:style-name="gr9" draw:text-style-name="P1" draw:layer="Layout" svg:width="0.762cm" svg:height="0.762cm" svg:x="14.296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762cm" svg:height="0.762cm" svg:x="11.193cm" svg:y="6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762cm" svg:height="0.762cm" svg:x="17.445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2.208cm" svg:y1="6.94cm" svg:x2="14.113cm" svg:y2="6.94cm">
          <text:p/>
        </draw:line>
        <draw:line draw:style-name="gr8" draw:text-style-name="P1" draw:layer="layout" svg:x1="9.183cm" svg:y1="6.94cm" svg:x2="11.088cm" svg:y2="6.94cm">
          <text:p/>
        </draw:line>
        <draw:line draw:style-name="gr8" draw:text-style-name="P1" draw:layer="layout" svg:x1="15.383cm" svg:y1="6.94cm" svg:x2="17.288cm" svg:y2="6.94cm">
          <text:p/>
        </draw:lin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9T14:38:22.209705000</meta:creation-date>
    <dc:date>2017-11-30T20:04:44.834770000</dc:date>
    <meta:editing-duration>PT41M58S</meta:editing-duration>
    <meta:editing-cycles>51</meta:editing-cycles>
    <meta:generator>LibreOffice/4.2.5.2$MacOSX_X86_64 LibreOffice_project/61cb170a04bb1f12e77c884eab9192be736ec5f5</meta:generator>
    <meta:document-statistic meta:object-count="130"/>
  </office:meta>
</office:document-meta>
</file>